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exend Light" fo:font-weight="bold" officeooo:rsid="00024b3d" officeooo:paragraph-rsid="00024b3d" style:font-weight-asian="bold" style:font-weight-complex="bold"/>
    </style:style>
    <style:style style:name="P2" style:family="paragraph" style:parent-style-name="Standard">
      <style:text-properties style:font-name="Lexend Light" officeooo:rsid="00024b3d" officeooo:paragraph-rsid="00024b3d"/>
    </style:style>
    <style:style style:name="P3" style:family="paragraph" style:parent-style-name="Standard">
      <style:text-properties style:font-name="Lexend Light" fo:font-weight="normal" officeooo:rsid="00024b3d" officeooo:paragraph-rsid="00024b3d" style:font-weight-asian="normal" style:font-weight-complex="normal"/>
    </style:style>
    <style:style style:name="P4" style:family="paragraph" style:parent-style-name="Standard">
      <style:text-properties style:font-name="Lexend Light" fo:font-weight="bold" officeooo:rsid="0002951b" officeooo:paragraph-rsid="0002951b" style:font-weight-asian="bold" style:font-weight-complex="bold"/>
    </style:style>
    <style:style style:name="P5" style:family="paragraph" style:parent-style-name="Standard">
      <style:text-properties style:font-name="Lexend Light" fo:font-weight="normal" officeooo:rsid="0002951b" officeooo:paragraph-rsid="0002951b" style:font-weight-asian="normal" style:font-weight-complex="normal"/>
    </style:style>
    <style:style style:name="P6" style:family="paragraph" style:parent-style-name="Standard">
      <style:text-properties style:font-name="Lexend Light" fo:font-weight="normal" officeooo:rsid="00036b37" officeooo:paragraph-rsid="00036b37" style:font-weight-asian="normal" style:font-weight-complex="normal"/>
    </style:style>
    <style:style style:name="P7" style:family="paragraph" style:parent-style-name="Standard">
      <style:text-properties style:font-name="Lexend Light" fo:font-weight="bold" officeooo:rsid="00036b37" officeooo:paragraph-rsid="00036b37" style:font-weight-asian="bold" style:font-weight-complex="bold"/>
    </style:style>
    <style:style style:name="P8" style:family="paragraph" style:parent-style-name="Standard">
      <style:text-properties style:font-name="Lexend Light" fo:font-weight="bold" officeooo:rsid="00041d38" officeooo:paragraph-rsid="00041d38" style:font-weight-asian="bold" style:font-weight-complex="bold"/>
    </style:style>
    <style:style style:name="T1" style:family="text">
      <style:text-properties officeooo:rsid="0004f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 Embeddings:</text:p>
      <text:p text:style-name="P2"/>
      <text:p text:style-name="P3">Word embeddings turn out to be a fundamental tool in the word of Natural Language Processing. </text:p>
      <text:p text:style-name="P3">A machine learning algorithm mostly cannot put plain text, in its raw form into processing as it does not understand plain text directly.</text:p>
      <text:p text:style-name="P3">It needs to be converted into numerical values or vectors which comes out as word embeddings.</text:p>
      <text:p text:style-name="P3"/>
      <text:p text:style-name="P3">Word embeddings are primarily used in:</text:p>
      <text:p text:style-name="P1"/>
      <text:p text:style-name="P1">Text Classification:</text:p>
      <text:p text:style-name="P3">One example for this is spam detection.</text:p>
      <text:p text:style-name="P3"/>
      <text:p text:style-name="P1">Named entity recognition:</text:p>
      <text:p text:style-name="P3">Identifying and classifying entities inside of a text corpus such as name of a person, of an organization, etc.</text:p>
      <text:p text:style-name="P3"/>
      <text:p text:style-name="P4">Word Similar<text:span text:style-name="T1">it</text:span>y | Word Analogy:</text:p>
      <text:p text:style-name="P5">King is to Queen</text:p>
      <text:p text:style-name="P5">Man is to Woman</text:p>
      <text:p text:style-name="P5"/>
      <text:p text:style-name="P5">Other use cases include Q&amp;A systems, finding similarities and relations across text content, recommendations, etc.</text:p>
      <text:p text:style-name="P5"/>
      <text:p text:style-name="P6">Eg:</text:p>
      <text:p text:style-name="P6">Words in this example are represented using a three-dimensional vector</text:p>
      <text:p text:style-name="P6"/>
      <text:p text:style-name="P6">CAT <text:s text:c="11"/>[ 0.2, -0.4, 0.7 ]</text:p>
      <text:p text:style-name="P6">DOG <text:s text:c="10"/>[ 0.6, 0.1, 0.5 ]</text:p>
      <text:p text:style-name="P6"/>
      <text:p text:style-name="P6">APPLE <text:s text:c="7"/>[ 0.8, -0.2, -0.3 ]</text:p>
      <text:p text:style-name="P6">ORANGE <text:s text:c="3"/>[ 0.7, -0.1, -0.6 ]</text:p>
      <text:p text:style-name="P6"/>
      <text:p text:style-name="P6">Words with similar meanings or context will have near similar representations.</text:p>
      <text:p text:style-name="P6"/>
      <text:p text:style-name="P6">HAPPY <text:s text:c="3"/>[ -0.5, 0.9, 0.2 ]</text:p>
      <text:p text:style-name="P6">SAD <text:s text:c="8"/>[ 04, -0.7, -0.5 ]</text:p>
      <text:p text:style-name="P6"/>
      <text:p text:style-name="P6">In the above examples, the vectors for the terms “HAPPY” and “SAD” point to opposite directions reflecting their contrasting semantics to relate with.</text:p>
      <text:p text:style-name="P6"/>
      <text:p text:style-name="P7"/>
      <text:p text:style-name="P7"/>
      <text:p text:style-name="P7"/>
      <text:p text:style-name="P7"><text:soft-page-break/></text:p>
      <text:p text:style-name="P7">Methods to generate Embeddings:</text:p>
      <text:p text:style-name="P7"/>
      <text:p text:style-name="P7">1. Frequency Based</text:p>
      <text:p text:style-name="P8">2. Prediction Based</text:p>
      <text:p text:style-name="P8">3. Contextual Bas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21:48:20.379453300</meta:creation-date>
    <dc:date>2025-03-14T14:18:24.950545100</dc:date>
    <meta:editing-duration>PT29M23S</meta:editing-duration>
    <meta:editing-cycles>5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27" meta:word-count="216" meta:character-count="1319" meta:non-whitespace-character-count="1087"/>
  </office:meta>
</office:document-meta>
</file>